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sert_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ecimal</text:p>
          </table:table-cell>
          <table:table-cell table:style-name="Default" office:value-type="string" calcext:value-type="string">
            <text:p>bool</text:p>
          </table:table-cell>
          <table:table-cell office:value-type="string" calcext:value-type="string">
            <text:p>varchar</text:p>
          </table:table-cell>
          <table:table-cell table:style-name="Default" office:value-type="string" calcext:value-type="string">
            <text:p>datetim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1</text:p>
          </table:table-cell>
          <table:table-cell table:formula="of:=DATE(2019; 6; 15)" office:value-type="date" office:date-value="2019-06-15" calcext:value-type="date">
            <text:p>06/15/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2</text:p>
          </table:table-cell>
          <table:table-cell table:formula="of:=DATE(2015; 6; 15)" office:value-type="date" office:date-value="2015-06-15" calcext:value-type="date">
            <text:p>06/15/15</text:p>
          </table:table-cell>
        </table:table-row>
        <table:table-row table:style-name="ro1">
          <table:table-cell table:formula="of:=+[.A2]*3" office:value-type="float" office:value="6" calcext:value-type="float">
            <text:p>6</text:p>
          </table:table-cell>
          <table:table-cell table:formula="of:=+[.B3]+0.02" office:value-type="float" office:value="2.12" calcext:value-type="float">
            <text:p>2.12</text:p>
          </table:table-cell>
          <table:table-cell table:formula="of:=+[.A4]&gt;[.A3]" office:value-type="boolean" office:boolean-value="true" calcext:value-type="boolean">
            <text:p>TRUE</text:p>
          </table:table-cell>
          <table:table-cell table:formula="of:=&quot;Line &quot;&amp;[.A4]/2" office:value-type="string" office:string-value="Line 3" calcext:value-type="string">
            <text:p>Line 3</text:p>
          </table:table-cell>
          <table:table-cell table:formula="of:=DATE(2010; 9; 5)" office:value-type="date" office:date-value="2010-09-05" calcext:value-type="date">
            <text:p>09/05/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23" calcext:value-type="float">
            <text:p>2.12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4</text:p>
          </table:table-cell>
          <table:table-cell table:formula="of:=+[.E4]+2" office:value-type="date" office:date-value="2010-09-07" calcext:value-type="date">
            <text:p>09/07/10</text:p>
          </table:table-cell>
        </table:table-row>
      </table:table>
      <table:table table:name="insert_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ecimal</text:p>
          </table:table-cell>
          <table:table-cell table:style-name="Default" office:value-type="string" calcext:value-type="string">
            <text:p>bool</text:p>
          </table:table-cell>
          <table:table-cell office:value-type="string" calcext:value-type="string">
            <text:p>varchar</text:p>
          </table:table-cell>
          <table:table-cell table:style-name="Default" office:value-type="string" calcext:value-type="string">
            <text:p>datetim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1</text:p>
          </table:table-cell>
          <table:table-cell table:formula="of:=DATE(2019; 6; 15)" office:value-type="date" office:date-value="2019-06-15" calcext:value-type="date">
            <text:p>06/15/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2</text:p>
          </table:table-cell>
          <table:table-cell table:formula="of:=DATE(2015; 6; 15)" office:value-type="date" office:date-value="2015-06-15" calcext:value-type="date">
            <text:p>06/15/15</text:p>
          </table:table-cell>
        </table:table-row>
        <table:table-row table:style-name="ro1">
          <table:table-cell table:formula="of:=+[.A2]*3" office:value-type="float" office:value="6" calcext:value-type="float">
            <text:p>6</text:p>
          </table:table-cell>
          <table:table-cell table:formula="of:=+[.B3]+0.02" office:value-type="float" office:value="2.12" calcext:value-type="float">
            <text:p>2.12</text:p>
          </table:table-cell>
          <table:table-cell table:formula="of:=+[.A4]&gt;[.A3]" office:value-type="boolean" office:boolean-value="true" calcext:value-type="boolean">
            <text:p>TRUE</text:p>
          </table:table-cell>
          <table:table-cell table:formula="of:=&quot;Line &quot;&amp;[.A4]/2" office:value-type="string" office:string-value="Line 3" calcext:value-type="string">
            <text:p>Line 3</text:p>
          </table:table-cell>
          <table:table-cell table:formula="of:=DATE(2010; 9; 5)" office:value-type="date" office:date-value="2010-09-05" calcext:value-type="date">
            <text:p>09/05/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23" calcext:value-type="float">
            <text:p>2.12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4</text:p>
          </table:table-cell>
          <table:table-cell table:formula="of:=+[.E4]+2" office:value-type="date" office:date-value="2010-09-07" calcext:value-type="date">
            <text:p>09/07/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21:45:30.59594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48:38.330505699</meta:creation-date>
    <meta:generator>LibreOffice/6.0.7.3$Linux_X86_64 LibreOffice_project/00m0$Build-3</meta:generator>
    <dc:date>2019-11-03T21:45:51.832790051</dc:date>
    <meta:editing-duration>PT11M53S</meta:editing-duration>
    <meta:editing-cycles>3</meta:editing-cycles>
    <meta:document-statistic meta:table-count="2" meta:cell-count="50" meta:object-count="0"/>
  </office:meta>
</office:document-meta>
</file>